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3.403cm"/>
    </style:style>
    <style:style style:name="Tableau1.B" style:family="table-column">
      <style:table-column-properties style:column-width="5.096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4.2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1" fo:font-size="11pt" fo:font-weight="bold" officeooo:rsid="0012c72e" officeooo:paragraph-rsid="001cb00f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Liberation Sans1" fo:font-size="11pt" officeooo:rsid="00229ac4" officeooo:paragraph-rsid="00229ac4" style:font-size-asian="11pt" style:font-size-complex="11pt"/>
    </style:style>
    <style:style style:name="P3" style:family="paragraph" style:parent-style-name="Table_20_Contents">
      <style:text-properties style:font-name="Liberation Sans1" fo:font-size="11pt" officeooo:rsid="00236d6f" officeooo:paragraph-rsid="00236d6f" style:font-size-asian="11pt" style:font-size-complex="11pt"/>
    </style:style>
    <style:style style:name="P4" style:family="paragraph" style:parent-style-name="Table_20_Contents">
      <style:text-properties style:font-name="Liberation Sans1" fo:font-size="11pt" fo:font-style="normal" officeooo:rsid="00229ac4" officeooo:paragraph-rsid="00229ac4" style:font-size-asian="11pt" style:font-style-asian="normal" style:font-size-complex="11pt" style:font-style-complex="normal"/>
    </style:style>
    <style:style style:name="P5" style:family="paragraph" style:parent-style-name="Table_20_Contents">
      <style:text-properties style:font-name="Liberation Sans1" fo:font-size="11pt" style:text-underline-style="none" officeooo:rsid="00236d6f" officeooo:paragraph-rsid="00236d6f" style:font-size-asian="11pt" style:font-size-complex="11pt"/>
    </style:style>
    <style:style style:name="P6" style:family="paragraph" style:parent-style-name="Text_20_body">
      <style:text-properties style:font-name="Liberation Sans1" officeooo:rsid="00089cf3" officeooo:paragraph-rsid="0016ff88"/>
    </style:style>
    <style:style style:name="P7" style:family="paragraph" style:parent-style-name="Text_20_body">
      <style:text-properties style:font-name="Liberation Sans1" style:text-underline-style="none" officeooo:rsid="00182bad" officeooo:paragraph-rsid="001cb00f"/>
    </style:style>
    <style:style style:name="P8" style:family="paragraph" style:parent-style-name="Table_20_Contents">
      <style:text-properties officeooo:paragraph-rsid="001cb00f"/>
    </style:style>
    <style:style style:name="P9" style:family="paragraph" style:parent-style-name="Text_20_body">
      <style:text-properties officeooo:rsid="00229ac4" officeooo:paragraph-rsid="00229ac4"/>
    </style:style>
    <style:style style:name="P10" style:family="paragraph" style:parent-style-name="Text_20_body">
      <style:text-properties officeooo:rsid="00250f83" officeooo:paragraph-rsid="00236d6f"/>
    </style:style>
    <style:style style:name="P11" style:family="paragraph" style:parent-style-name="Text_20_body">
      <style:text-properties officeooo:rsid="00250f83" officeooo:paragraph-rsid="00250f83"/>
    </style:style>
    <style:style style:name="P12" style:family="paragraph" style:parent-style-name="Title">
      <style:text-properties style:font-name="Liberation Sans1" fo:font-size="28pt" fo:font-weight="bold" officeooo:rsid="002929b3" officeooo:paragraph-rsid="002929b3" style:font-name-asian="Noto Sans CJK SC" style:font-size-asian="28pt" style:font-weight-asian="bold" style:font-name-complex="Lohit Devanagari1" style:font-size-complex="28pt" style:font-weight-complex="bold"/>
    </style:style>
    <style:style style:name="P13" style:family="paragraph" style:parent-style-name="Heading_20_2">
      <style:text-properties style:font-name="Liberation Sans1" officeooo:rsid="0011640b" officeooo:paragraph-rsid="001cb00f"/>
    </style:style>
    <style:style style:name="P14" style:family="paragraph" style:parent-style-name="Heading_20_2">
      <style:text-properties officeooo:rsid="00229ac4" officeooo:paragraph-rsid="00229ac4"/>
    </style:style>
    <style:style style:name="P15" style:family="paragraph" style:parent-style-name="Heading_20_2">
      <style:paragraph-properties fo:break-before="page"/>
      <style:text-properties officeooo:rsid="00229ac4" officeooo:paragraph-rsid="00229ac4"/>
    </style:style>
    <style:style style:name="P16" style:family="paragraph" style:parent-style-name="Heading_20_2" style:list-style-name="">
      <style:text-properties officeooo:rsid="00229ac4" officeooo:paragraph-rsid="00229ac4"/>
    </style:style>
    <style:style style:name="P17" style:family="paragraph" style:parent-style-name="Heading_20_2">
      <style:text-properties officeooo:rsid="00236d6f" officeooo:paragraph-rsid="00236d6f"/>
    </style:style>
    <style:style style:name="P18" style:family="paragraph" style:parent-style-name="Text_20_body" style:list-style-name="L1">
      <style:text-properties style:font-name="Liberation Sans1" officeooo:rsid="00089cf3" officeooo:paragraph-rsid="0016ff88"/>
    </style:style>
    <style:style style:name="P19" style:family="paragraph" style:parent-style-name="Text_20_body" style:list-style-name="L1">
      <style:text-properties style:font-name="Liberation Sans1" officeooo:rsid="00089cf3" officeooo:paragraph-rsid="001977a9"/>
    </style:style>
    <style:style style:name="P20" style:family="paragraph" style:parent-style-name="Text_20_body" style:list-style-name="L2">
      <style:text-properties officeooo:rsid="00229ac4" officeooo:paragraph-rsid="00250f83"/>
    </style:style>
    <style:style style:name="P21" style:family="paragraph" style:parent-style-name="Text_20_body" style:list-style-name="L2">
      <style:text-properties officeooo:rsid="00229ac4" officeooo:paragraph-rsid="00229ac4"/>
    </style:style>
    <style:style style:name="P22" style:family="paragraph" style:parent-style-name="Text_20_body" style:list-style-name="L3">
      <style:text-properties officeooo:rsid="00236d6f" officeooo:paragraph-rsid="00236d6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2bad"/>
    </style:style>
    <style:style style:name="T3" style:family="text">
      <style:text-properties style:text-underline-style="none" officeooo:rsid="00182ba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Liberation Sans1" fo:font-size="11pt" fo:font-weight="bold" officeooo:rsid="00205b28" style:font-size-asian="11pt" style:font-weight-asian="bold" style:font-size-complex="11pt" style:font-weight-complex="bold"/>
    </style:style>
    <style:style style:name="T6" style:family="text">
      <style:text-properties style:font-name="Liberation Sans1" fo:font-size="11pt" fo:font-weight="bold" officeooo:rsid="0012c72e" style:font-size-asian="11pt" style:font-weight-asian="bold" style:font-size-complex="11pt" style:font-weight-complex="bold"/>
    </style:style>
    <style:style style:name="T7" style:family="text">
      <style:text-properties officeooo:rsid="00229ac4"/>
    </style:style>
    <style:style style:name="T8" style:family="text">
      <style:text-properties officeooo:rsid="00250f83"/>
    </style:style>
    <style:style style:name="T9" style:family="text">
      <style:text-properties officeooo:rsid="0027493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blème des anniversaires</text:p>
      <text:p text:style-name="P6"/>
      <text:list xml:id="list2165135203" text:style-name="L1">
        <text:list-item>
          <text:p text:style-name="P18"><text:span text:style-name="T1">Durée</text:span> : <text:span text:style-name="T7">30 min / 1 heure</text:span></text:p>
        </text:list-item>
        <text:list-item>
          <text:p text:style-name="P18"><text:span text:style-name="T1">Niveau</text:span> : <text:span text:style-name="T7">à partir de la seconde.</text:span></text:p>
        </text:list-item>
        <text:list-item>
          <text:p text:style-name="P18"><text:span text:style-name="T1">Pré-requis</text:span> : </text:p>
        </text:list-item>
        <text:list-item>
          <text:p text:style-name="P18"><text:span text:style-name="T1">Objectifs</text:span> : <text:span text:style-name="T7">Écriture d’un nombre binaire, </text:span><text:span text:style-name="T9">recherche dichotomique.</text:span></text:p>
        </text:list-item>
        <text:list-item>
          <text:p text:style-name="P19"><text:span text:style-name="T1">Problèmes anticipés/</text:span><text:span text:style-name="T2">Autres idées</text:span><text:span text:style-name="T3"> :</text:span></text:p>
        </text:list-item>
      </text:list>
      <text:h text:style-name="P13" text:outline-level="2">Déroulé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hase et durée</text:p>
          </table:table-cell>
          <table:table-cell table:style-name="Tableau1.A1" office:value-type="string">
            <text:p text:style-name="P1">Contenu</text:p>
          </table:table-cell>
          <table:table-cell table:style-name="Tableau1.A1" office:value-type="string">
            <text:p text:style-name="P1">Modalité élève</text:p>
          </table:table-cell>
          <table:table-cell table:style-name="Tableau1.D1" office:value-type="string">
            <text:p text:style-name="P8"><text:span text:style-name="T5">Rôle</text:span><text:span text:style-name="T6"> professeur</text:span></text:p>
          </table:table-cell>
        </table:table-row>
        <table:table-row>
          <table:table-cell table:style-name="Tableau1.A2" office:value-type="string">
            <text:p text:style-name="P2">Introduction<text:line-break/>[10 min]</text:p>
          </table:table-cell>
          <table:table-cell table:style-name="Tableau1.A2" office:value-type="string">
            <text:p text:style-name="P2">Exemple du fonctionnement du problème.</text:p>
          </table:table-cell>
          <table:table-cell table:style-name="Tableau1.A2" office:value-type="string">
            <text:p text:style-name="P2">Se proposent volontaire pour le ‘tour’.</text:p>
          </table:table-cell>
          <table:table-cell table:style-name="Tableau1.D2" office:value-type="string">
            <text:p text:style-name="P2">Choisit un élève, et lu fait le tour. Faire 3/4 élèves.</text:p>
          </table:table-cell>
        </table:table-row>
        <table:table-row>
          <table:table-cell table:style-name="Tableau1.A2" office:value-type="string">
            <text:p text:style-name="P4">Phase de recherche [25-30 min]</text:p>
          </table:table-cell>
          <table:table-cell table:style-name="Tableau1.A2" office:value-type="string">
            <text:p text:style-name="P3">Par groupes de 2, chercher à comprendre la logique.<text:line-break/><text:line-break/>Chaque groupe a une grille parmi les 5, et on fait tourner toutes les 5/10 minutes.</text:p>
          </table:table-cell>
          <table:table-cell table:style-name="Tableau1.A2" office:value-type="string">
            <text:p text:style-name="P5">Prennent une feuille-un cahier pour écrire leurs réflexions.</text:p>
          </table:table-cell>
          <table:table-cell table:style-name="Tableau1.D2" office:value-type="string">
            <text:p text:style-name="P3">Passe auprès des élèves, les aident en leur proposant des pistes (voir Pistes).<text:line-break/><text:line-break/>Organise la circulation des grilles.</text:p>
          </table:table-cell>
        </table:table-row>
        <table:table-row>
          <table:table-cell table:style-name="Tableau1.A2" office:value-type="string">
            <text:p text:style-name="P4">Mise en commun [10 min]</text:p>
          </table:table-cell>
          <table:table-cell table:style-name="Tableau1.A2" office:value-type="string">
            <text:p text:style-name="P3">Éléments de réponse, éventuellement solution.</text:p>
          </table:table-cell>
          <table:table-cell table:style-name="Tableau1.A2" office:value-type="string">
            <text:p text:style-name="P3">Proposent leur éléments de réponse au reste de la classe (quelle forme ont les grilles ? Quelle est la logique ? Etc).<text:line-break/>Si qqun pense avoir la solution, i.elle peut essayer de faire le tour.</text:p>
          </table:table-cell>
          <table:table-cell table:style-name="Tableau1.D2" office:value-type="string">
            <text:p text:style-name="P3">Organise les réponses : les élèves s’expriment tour à tour, et donnent une explication qui puisse être utilisée. Il est possible pour les autres de poser des questions.</text:p>
          </table:table-cell>
        </table:table-row>
      </table:table>
      <text:p text:style-name="P7"/>
      <text:h text:style-name="P14" text:outline-level="2">Déroulé du tour :</text:h>
      <text:p text:style-name="P9">Il y a 5 grilles de nombres. La personne choisie doit à chaque fois dire si sa date d’anniversaire (le jour du mois) est présente dans la grille<draw:frame draw:style-name="fr1" draw:name="Objet2" text:anchor-type="as-char" svg:y="-0.33cm" svg:width="0.374cm" svg:height="0.429cm" draw:z-index="1"><draw:object xlink:href="./Object 2" xlink:type="simple" xlink:show="embed" xlink:actuate="onLoad"/><draw:image xlink:href="./ObjectReplacements/Object 2" xlink:type="simple" xlink:show="embed" xlink:actuate="onLoad"/></draw:frame>. Si oui, on pose<draw:frame draw:style-name="fr1" draw:name="Objet1" text:anchor-type="as-char" svg:y="-0.49cm" svg:width="1.208cm" svg:height="0.683cm" draw:z-index="0"><draw:object xlink:href="./Object 1" xlink:type="simple" xlink:show="embed" xlink:actuate="onLoad"/><draw:image xlink:href="./ObjectReplacements/Object 1" xlink:type="simple" xlink:show="embed" xlink:actuate="onLoad"/></draw:frame>. Sinon, on pose<draw:frame draw:style-name="fr1" draw:name="Objet3" text:anchor-type="as-char" svg:y="-0.49cm" svg:width="1.208cm" svg:height="0.683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P9">La date recherchée est alors<draw:frame draw:style-name="fr1" draw:name="Objet4" text:anchor-type="as-char" svg:y="-0.63cm" svg:width="2.933cm" svg:height="0.914cm" draw:z-index="3"><draw:object xlink:href="./Object 4" xlink:type="simple" xlink:show="embed" xlink:actuate="onLoad"/><draw:image xlink:href="./ObjectReplacements/Object 4" xlink:type="simple" xlink:show="embed" xlink:actuate="onLoad"/></draw:frame>.</text:p>
      <text:h text:style-name="P16" text:outline-level="2"/>
      <text:h text:style-name="P15" text:outline-level="2">Organisation des grilles</text:h>
      <text:list xml:id="list4273637125" text:style-name="L2">
        <text:list-item>
          <text:p text:style-name="P20">Nombres impairs</text:p>
        </text:list-item>
        <text:list-item>
          <text:p text:style-name="P20">1-2 ; 5-6 ; 9-10 ; 13-14 ; 17-18 ; 21-22 ; 25-26 ; 29-30</text:p>
        </text:list-item>
        <text:list-item>
          <text:p text:style-name="P20">1-4 ; 9-12 ; 17-20 ; 25-28</text:p>
        </text:list-item>
        <text:list-item>
          <text:p text:style-name="P20">1-8 ; 17-24</text:p>
        </text:list-item>
        <text:list-item>
          <text:p text:style-name="P21">Nombres de 1 à 16</text:p>
        </text:list-item>
      </text:list>
      <text:h text:style-name="P17" text:outline-level="2">Pistes</text:h>
      <text:list xml:id="list3154120699" text:style-name="L3">
        <text:list-item>
          <text:p text:style-name="P22">Quels nombres sont présents sur chaque grille ? Comment sont-ils organisés ?</text:p>
        </text:list-item>
        <text:list-item>
          <text:p text:style-name="P22">L’ordre des nombres dans la grille a-t’il une importance ?</text:p>
        </text:list-item>
        <text:list-item>
          <text:p text:style-name="P22">Remarquer qu’il y a 5 grilles, et que<draw:frame draw:style-name="fr1" draw:name="Objet5" text:anchor-type="as-char" svg:y="-0.547cm" svg:width="1.526cm" svg:height="0.739cm" draw:z-index="4"><draw:object xlink:href="./Object 5" xlink:type="simple" xlink:show="embed" xlink:actuate="onLoad"/><draw:image xlink:href="./ObjectReplacements/Object 5" xlink:type="simple" xlink:show="embed" xlink:actuate="onLoad"/></draw:frame>.</text:p>
        </text:list-item>
      </text:list>
      <text:h text:style-name="P17" text:outline-level="2">« <text:span text:style-name="T8">Solution »</text:span></text:h>
      <text:p text:style-name="P11">On fait une recherche dichotomique !</text:p>
      <text:p text:style-name="P11">Grille 1 ? OUI/NON → Grille 2 ? OUI/NON → … → Fin !</text:p>
      <text:p text:style-name="P10"><text:span text:style-name="T4">Le nombre de possibilités de réponses est alors </text:span><text:span text:style-name="T4"><draw:frame draw:style-name="fr1" draw:name="Objet6" text:anchor-type="as-char" svg:y="-0.547cm" svg:width="4.74cm" svg:height="0.739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">. Il suffit alors de bien organiser les grilles, et on obtient la formule plus hau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8:22:58.268782866</meta:creation-date>
    <dc:date>2023-04-07T11:01:49.765378321</dc:date>
    <meta:editing-duration>PT36M57S</meta:editing-duration>
    <meta:editing-cycles>16</meta:editing-cycles>
    <meta:generator>LibreOffice/7.3.7.2$Linux_X86_64 LibreOffice_project/30$Build-2</meta:generator>
    <meta:document-statistic meta:table-count="1" meta:image-count="0" meta:object-count="6" meta:page-count="2" meta:paragraph-count="40" meta:word-count="364" meta:character-count="1972" meta:non-whitespace-character-count="1658"/>
  </office:meta>
</office:document-meta>
</file>

<file path=Object 1/content.xml><?xml version="1.0" encoding="utf-8"?>
<math xmlns="http://www.w3.org/1998/Math/MathML" display="block">
  <semantics>
    <mrow>
      <msub>
        <mi>g</mi>
        <mi>i</mi>
      </msub>
      <mo stretchy="false">=</mo>
      <mn>0</mn>
    </mrow>
    <annotation encoding="StarMath 5.0">g_i = 0</annotation>
  </semantics>
</math>
</file>

<file path=Object 2/content.xml><?xml version="1.0" encoding="utf-8"?>
<math xmlns="http://www.w3.org/1998/Math/MathML" display="block">
  <semantics>
    <mi>i</mi>
    <annotation encoding="StarMath 5.0">i</annotation>
  </semantics>
</math>
</file>

<file path=Object 3/content.xml><?xml version="1.0" encoding="utf-8"?>
<math xmlns="http://www.w3.org/1998/Math/MathML" display="block">
  <semantics>
    <mrow>
      <msub>
        <mi>g</mi>
        <mi>i</mi>
      </msub>
      <mo stretchy="false">=</mo>
      <mn>1</mn>
    </mrow>
    <annotation encoding="StarMath 5.0">g_i = 1</annotation>
  </semantics>
</math>
</file>

<file path=Object 4/content.xml><?xml version="1.0" encoding="utf-8"?>
<math xmlns="http://www.w3.org/1998/Math/MathML" display="block">
  <semantics>
    <mrow>
      <mn>1</mn>
      <mo stretchy="false">+</mo>
      <mrow>
        <mrow>
          <msubsup>
            <mo stretchy="false">∑</mo>
            <mrow>
              <mi>i</mi>
              <mo stretchy="false">=</mo>
              <mn>1</mn>
            </mrow>
            <mn>5</mn>
          </msubsup>
          <msub>
            <mi>g</mi>
            <mi>i</mi>
          </msub>
        </mrow>
        <mo stretchy="false">×</mo>
        <msup>
          <mn>2</mn>
          <mi>i</mi>
        </msup>
      </mrow>
    </mrow>
    <annotation encoding="StarMath 5.0">1 + sum_{i=1}^5 g_i times 2^i</annotation>
  </semantics>
</math>
</file>

<file path=Object 5/content.xml><?xml version="1.0" encoding="utf-8"?>
<math xmlns="http://www.w3.org/1998/Math/MathML" display="block">
  <semantics>
    <mrow>
      <msup>
        <mn>2</mn>
        <mn>5</mn>
      </msup>
      <mo stretchy="false">=</mo>
      <mn>32</mn>
    </mrow>
    <annotation encoding="StarMath 5.0">2^5 = 32</annotation>
  </semantics>
</math>
</file>

<file path=Object 6/content.xml><?xml version="1.0" encoding="utf-8"?>
<math xmlns="http://www.w3.org/1998/Math/MathML" display="block">
  <semantics>
    <mrow>
      <mrow>
        <mn>2</mn>
        <mo stretchy="false">×</mo>
        <mn>2</mn>
        <mo stretchy="false">×</mo>
        <mn>2</mn>
        <mo stretchy="false">×</mo>
        <mn>2</mn>
        <mo stretchy="false">×</mo>
        <mn>2</mn>
      </mrow>
      <mo stretchy="false">=</mo>
      <msup>
        <mn>2</mn>
        <mn>5</mn>
      </msup>
      <mo stretchy="false">=</mo>
      <mn>32</mn>
    </mrow>
    <annotation encoding="StarMath 5.0">2 times 2 times 2 times 2 times 2 = 2^5 = 32</annotation>
  </semantics>
</math>
</file>